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c9211e" loext:opacity="100%" fo:font-size="11pt" style:font-size-asian="11pt" style:font-size-complex="11pt"/>
    </style:style>
    <style:style style:name="P2" style:family="paragraph" style:parent-style-name="Standard">
      <style:paragraph-properties style:writing-mode="lr-tb"/>
      <style:text-properties fo:color="#c9211e" loext:opacity="100%" style:font-name="sans-serif" fo:font-size="13.5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c9211e" loext:opacity="100%" style:font-name="sans-serif" fo:font-size="11pt" style:font-size-asian="11pt" style:font-size-complex="11pt"/>
    </style:style>
    <style:style style:name="P4" style:family="paragraph" style:parent-style-name="Standard">
      <style:paragraph-properties style:writing-mode="lr-tb"/>
      <style:text-properties fo:color="#c9211e" loext:opacity="100%" officeooo:paragraph-rsid="001309ba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loext:opacity="100%" style:font-name="Sans-serif" fo:font-size="11pt" officeooo:rsid="001417a2" officeooo:paragraph-rsid="00135f56" style:font-size-asian="11pt" style:font-size-complex="11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loext:opacity="100%" style:font-name="Sans-serif" fo:font-size="11pt" officeooo:rsid="001417a2" officeooo:paragraph-rsid="0016220f" style:font-size-asian="11pt" style:font-size-complex="11pt"/>
    </style:style>
    <style:style style:name="P7" style:family="paragraph" style:parent-style-name="Standard">
      <style:paragraph-properties fo:text-align="justify" style:justify-single-word="false" style:writing-mode="lr-tb"/>
      <style:text-properties fo:color="#000000" loext:opacity="100%" style:font-name="Sans-serif" fo:font-size="11pt" officeooo:rsid="0016d390" officeooo:paragraph-rsid="0016d390" style:font-size-asian="11pt" style:font-size-complex="11pt"/>
    </style:style>
    <style:style style:name="P8" style:family="paragraph" style:parent-style-name="Text_20_body">
      <style:paragraph-properties fo:text-align="justify" style:justify-single-word="false" style:writing-mode="lr-tb"/>
      <style:text-properties fo:color="#000000" loext:opacity="100%" style:font-name="Sans-serif" fo:font-size="11pt" officeooo:rsid="0016d390" officeooo:paragraph-rsid="0016d390" style:font-size-asian="11pt" style:font-size-complex="11pt"/>
    </style:style>
    <style:style style:name="P9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Sans-serif" fo:font-size="11pt" style:font-size-asian="11pt" style:font-size-complex="11pt"/>
    </style:style>
    <style:style style:name="P10" style:family="paragraph" style:parent-style-name="Text_20_body" style:list-style-name="L4">
      <style:paragraph-properties fo:text-align="justify" style:justify-single-word="false"/>
      <style:text-properties style:font-name="Sans-serif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 style:writing-mode="lr-tb"/>
      <style:text-properties style:use-window-font-color="true" loext:opacity="0%" style:font-name="Sans-serif" fo:font-size="11pt" officeooo:paragraph-rsid="0016220f" style:font-size-asian="11pt" style:font-size-complex="11pt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16220f"/>
    </style:style>
    <style:style style:name="P13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309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17a2"/>
    </style:style>
    <style:style style:name="T5" style:family="text">
      <style:text-properties officeooo:rsid="0016220f"/>
    </style:style>
    <style:style style:name="T6" style:family="text">
      <style:text-properties style:use-window-font-color="true" loext:opacity="0%" style:font-name="Sans-serif" fo:font-size="11pt" style:font-size-asian="11pt" style:font-size-complex="11pt"/>
    </style:style>
    <style:style style:name="T7" style:family="text">
      <style:text-properties style:use-window-font-color="true" loext:opacity="0%" style:font-name="Sans-serif" fo:font-size="11pt" officeooo:rsid="0016d390" style:font-size-asian="11pt" style:font-size-complex="11pt"/>
    </style:style>
    <style:style style:name="T8" style:family="text">
      <style:text-properties style:use-window-font-color="true" loext:opacity="0%" style:font-name="Sans-serif" fo:font-size="11pt" fo:font-weight="bold" style:font-size-asian="11pt" style:font-weight-asian="bold" style:font-size-complex="11pt" style:font-weight-complex="bold"/>
    </style:style>
    <style:style style:name="T9" style:family="text">
      <style:text-properties officeooo:rsid="0016f651"/>
    </style:style>
    <style:style style:name="T10" style:family="text">
      <style:text-properties officeooo:rsid="001842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S4628</text:span> <text:span text:style-name="T1">-</text:span> <text:span text:style-name="T1">P</text:span><text:span text:style-name="T2">4</text:span> <text:span text:style-name="T1">-</text:span> <text:span text:style-name="T1"><text:s/>MULTIHOP EDGE NETWORK DOWNSTREAM ROUTING</text:span><text:line-break/><text:span text:style-name="T1">Ines Roman Gracia, 123123969</text:span></text:p>
      <text:p text:style-name="P2"/>
      <text:p text:style-name="P3">Question P4 [4 MARKS]: Storing mode vs. Non-storing mode</text:p>
      <text:p text:style-name="P3">In the routing example implemented in the practical, nodes operate in storing mode. This means nodes record where a packet came from to build a routing table. Alternatively, the non-storing mode could be used where the routing path is recorded in a packet travelling upstream to the sink. The sink can then use this information to send a packet over multiple hops to the destination; the path the packet should take is included in the packet. Compare and discuss storing mode and non-storing mode. Which advantages and drawbacks have both modes in comparison to each other?</text:p>
      <text:p text:style-name="P1"/>
      <text:p text:style-name="P5">The differences between storing and non-storing modes lie in the propagation of DAO messages, the creation of routing tables in all nodes in storing mode, and the routing of data messages. In non-storing mode, nodes typically only maintain knowledge of their parent and neighbor nodes, while the root node <text:span text:style-name="T5">has</text:span> complete knowledge of the paths to each node in the network. <text:span text:style-name="T5">I</text:span>n storing mode, all nodes maintain routing tables containing the topology of the network.</text:p>
      <text:p text:style-name="P5"/>
      <text:p text:style-name="P11"><text:span text:style-name="T4">Now, focusing on the differences in the propagation of DAO and data messages:</text:span></text:p>
      <text:list xml:id="list1184720572" text:style-name="L2">
        <text:list-item>
          <text:p text:style-name="P12"><text:span text:style-name="T8">DAO messages</text:span><text:span text:style-name="T6">: In storing mode, DAO messages are sent in unicast mode to a subset of parent nodes, with each parent node storing the DAO message and forwarding it to its own parents towards the root. In contrast, in non-storing mode, all DAO messages are forwarded by intermediate ancestors towards the root, </text:span><text:span text:style-name="T7">and this path is</text:span><text:span text:style-name="T6"> stored in the DAO message. The root then receives the path traversed towards each node.</text:span></text:p>
        </text:list-item>
        <text:list-item>
          <text:p text:style-name="P13"><text:span text:style-name="T8">Data messages</text:span><text:span text:style-name="T6">: In non-storing mode, all messages typically travel upwards towards the root unless the destination is on the way, </text:span><text:span text:style-name="T7">if the root</text:span><text:span text:style-name="T6"> receives </text:span><text:span text:style-name="T7">the message it will then forward it to the destination based on the knowledge of the paths it learned via DAO messages. </text:span><text:span text:style-name="T6">However, in storing mode, because all nodes maintain a routing table, messages destined for nodes that are descendants of the current node are forwarded downwards, while messages for other destinations are forwarded upwards until they reach a common ancestor capable of delivering the message to its destination.</text:span></text:p>
        </text:list-item>
      </text:list>
      <text:p text:style-name="P6"/>
      <text:p text:style-name="P8">These two approaches to message propagation in the network <text:span text:style-name="T9">have</text:span> different performance outcomes:</text:p>
      <text:list xml:id="list2804653413" text:style-name="L4">
        <text:list-item>
          <text:p text:style-name="P9"><text:span text:style-name="T3">Latency</text:span>: Non-storing mode typically <text:span text:style-name="T10">has</text:span> higher latency since routing decisions are made hop-by-hop instead of being stored at the nodes.</text:p>
        </text:list-item>
        <text:list-item>
          <text:p text:style-name="P9"><text:span text:style-name="T3">Routing Overhead</text:span>: Storing mode <text:span text:style-name="T10">has</text:span> higher routing overhead as packets contain routing information.</text:p>
        </text:list-item>
        <text:list-item>
          <text:p text:style-name="P9"><text:span text:style-name="T3">Storage</text:span>: Storing mode demands more resources in nodes to maintain <text:span text:style-name="T10">the </text:span>routing tables, <text:span text:style-name="T10">which may be a </text:span>significant challenge for IoT devices, which often have limited resources.</text:p>
        </text:list-item>
        <text:list-item>
          <text:p text:style-name="P9"><text:span text:style-name="T3">Scalability</text:span>: Due to storage constraints, storing mode may struggle with scalability as networks grow larger, making it difficult for nodes to maintain all topology routing information.</text:p>
        </text:list-item>
        <text:list-item>
          <text:p text:style-name="P10"><text:soft-page-break/><text:span text:style-name="T3">Topology Changes</text:span>: Non-storing mode may offer faster adaptation to topological changes, as storing mode requires continuous modification of routing tables by nod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3:19:51.270512635</meta:creation-date>
    <dc:date>2024-03-23T16:43:18.260983136</dc:date>
    <meta:editing-duration>PT9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498" meta:character-count="3103" meta:non-whitespace-character-count="2624"/>
  </office:meta>
</office:document-meta>
</file>